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Fallback" svg:font-family="'Droid Sans Fallback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0f8f4d" officeooo:paragraph-rsid="000f8f4d"/>
    </style:style>
    <style:style style:name="P2" style:family="paragraph" style:parent-style-name="Standard">
      <style:text-properties officeooo:rsid="00127812" officeooo:paragraph-rsid="00127812"/>
    </style:style>
    <style:style style:name="P3" style:family="paragraph" style:parent-style-name="Standard">
      <style:text-properties officeooo:rsid="00138593" officeooo:paragraph-rsid="00138593"/>
    </style:style>
    <style:style style:name="P4" style:family="paragraph" style:parent-style-name="Standard" style:list-style-name="L1">
      <style:text-properties officeooo:rsid="000f8f4d" officeooo:paragraph-rsid="000f8f4d"/>
    </style:style>
    <style:style style:name="P5" style:family="paragraph" style:parent-style-name="Standard" style:list-style-name="L1">
      <style:text-properties officeooo:rsid="00113e6e" officeooo:paragraph-rsid="00113e6e"/>
    </style:style>
    <style:style style:name="P6" style:family="paragraph" style:parent-style-name="Standard" style:list-style-name="L1">
      <style:text-properties officeooo:rsid="001193b8" officeooo:paragraph-rsid="001193b8"/>
    </style:style>
    <style:style style:name="P7" style:family="paragraph" style:parent-style-name="Standard" style:list-style-name="L1">
      <style:text-properties officeooo:rsid="00127812" officeooo:paragraph-rsid="00127812"/>
    </style:style>
    <style:style style:name="P8" style:family="paragraph" style:parent-style-name="Standard" style:list-style-name="L1">
      <style:text-properties officeooo:rsid="00128255" officeooo:paragraph-rsid="00128255"/>
    </style:style>
    <style:style style:name="P9" style:family="paragraph" style:parent-style-name="Standard" style:list-style-name="L1">
      <style:text-properties officeooo:rsid="00131d09" officeooo:paragraph-rsid="00131d09"/>
    </style:style>
    <style:style style:name="P10" style:family="paragraph" style:parent-style-name="Standard" style:list-style-name="L1">
      <style:text-properties officeooo:rsid="00138593" officeooo:paragraph-rsid="00138593"/>
    </style:style>
    <style:style style:name="P11" style:family="paragraph" style:parent-style-name="Standard" style:list-style-name="L2">
      <style:text-properties officeooo:rsid="00138593" officeooo:paragraph-rsid="00138593"/>
    </style:style>
    <style:style style:name="P12" style:family="paragraph" style:parent-style-name="Standard" style:list-style-name="L2">
      <style:text-properties officeooo:rsid="0014a088" officeooo:paragraph-rsid="0014a088"/>
    </style:style>
    <style:style style:name="P13" style:family="paragraph" style:parent-style-name="Standard">
      <style:text-properties officeooo:rsid="0014a088" officeooo:paragraph-rsid="0014a088"/>
    </style:style>
    <style:style style:name="P14" style:family="paragraph" style:parent-style-name="Standard">
      <style:text-properties officeooo:rsid="0017ada6" officeooo:paragraph-rsid="0017ada6"/>
    </style:style>
    <style:style style:name="P15" style:family="paragraph" style:parent-style-name="Standard" style:list-style-name="L3">
      <style:text-properties officeooo:rsid="0017ada6" officeooo:paragraph-rsid="0017ada6"/>
    </style:style>
    <style:style style:name="P16" style:family="paragraph" style:parent-style-name="Standard" style:list-style-name="L3">
      <style:text-properties officeooo:rsid="00188e1c" officeooo:paragraph-rsid="00188e1c"/>
    </style:style>
    <style:style style:name="P17" style:family="paragraph" style:parent-style-name="Standard" style:list-style-name="L3">
      <style:text-properties officeooo:rsid="0019f8d6" officeooo:paragraph-rsid="0019f8d6"/>
    </style:style>
    <style:style style:name="P18" style:family="paragraph" style:parent-style-name="Standard" style:list-style-name="L3">
      <style:text-properties officeooo:rsid="001ac7a7" officeooo:paragraph-rsid="001ac7a7"/>
    </style:style>
    <style:style style:name="T1" style:family="text">
      <style:text-properties officeooo:rsid="00127812"/>
    </style:style>
    <style:style style:name="T2" style:family="text">
      <style:text-properties officeooo:rsid="00188e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OP Notes</text:p>
      <text:p text:style-name="P1">1/1<text:span text:style-name="T1">2</text:span>/16</text:p>
      <text:list xml:id="list9183653942862490513" text:style-name="L1">
        <text:list-item>
          <text:p text:style-name="P4">a program is a set of instructions that a computer executes</text:p>
        </text:list-item>
        <text:list-item>
          <text:p text:style-name="P5">program is dictated by the end user's needs in order to define the program</text:p>
        </text:list-item>
        <text:list-item>
          <text:p text:style-name="P5">need plan for program</text:p>
        </text:list-item>
        <text:list-item>
          <text:p text:style-name="P5">Debug</text:p>
          <text:list>
            <text:list-item>
              <text:p text:style-name="P5">Syntax Errors (punctuations)</text:p>
            </text:list-item>
            <text:list-item>
              <text:p text:style-name="P5">Logic Errors (semantics)</text:p>
            </text:list-item>
          </text:list>
        </text:list-item>
        <text:list-item>
          <text:p text:style-name="P5">document program (comment on it)</text:p>
        </text:list-item>
        <text:list-item>
          <text:p text:style-name="P6">Programming Languages have key words and can have programmer defined symbols</text:p>
          <text:list>
            <text:list-item>
              <text:p text:style-name="P6">and also operators(+-),punctuation(;),syntax</text:p>
            </text:list-item>
          </text:list>
        </text:list-item>
      </text:list>
      <text:p text:style-name="P2">1/13/16</text:p>
      <text:list xml:id="list105037668985596" text:continue-numbering="true" text:style-name="L1">
        <text:list-item>
          <text:p text:style-name="P6">Different Types of Data </text:p>
        </text:list-item>
        <text:list-item>
          <text:p text:style-name="P7">Class is a group of objects (classification) with same behavior</text:p>
          <text:list>
            <text:list-item>
              <text:p text:style-name="P7">courses,professors,students</text:p>
            </text:list-item>
          </text:list>
        </text:list-item>
        <text:list-item>
          <text:p text:style-name="P7">Attributes(Characteristics of object),Methods(behaviors or operations of object)</text:p>
          <text:list>
            <text:list-item>
              <text:p text:style-name="P7">ie; checking (attribute), make deposit (method)</text:p>
            </text:list-item>
          </text:list>
        </text:list-item>
        <text:list-item>
          <text:p text:style-name="P7">Class Diagram</text:p>
          <text:list>
            <text:list-item>
              <text:p text:style-name="P7">top is name of class</text:p>
            </text:list-item>
            <text:list-item>
              <text:p text:style-name="P7">then attributes</text:p>
            </text:list-item>
            <text:list-item>
              <text:p text:style-name="P7">then methods; togglePower( )</text:p>
            </text:list-item>
          </text:list>
        </text:list-item>
        <text:list-item>
          <text:p text:style-name="P7">Pulling out common methods and attributes to make basic or lower class </text:p>
        </text:list-item>
        <text:list-item>
          <text:p text:style-name="P7">Lower classes inherit traits of higher class (inheritance scheme)</text:p>
        </text:list-item>
        <text:list-item>
          <text:p text:style-name="P7">Parent does not have child attributes in classes</text:p>
        </text:list-item>
        <text:list-item>
          <text:p text:style-name="P7">prompt</text:p>
          <text:list>
            <text:list-item>
              <text:p text:style-name="P7">&gt;&gt;&gt;</text:p>
            </text:list-item>
            <text:list-item>
              <text:p text:style-name="P7">&gt;&gt;&gt; screen = Canvas ( ) #what happened?</text:p>
            </text:list-item>
          </text:list>
        </text:list-item>
        <text:list-item>
          <text:p text:style-name="P7">Canvas is the class</text:p>
        </text:list-item>
        <text:list-item>
          <text:p text:style-name="P7">screen is the object</text:p>
          <text:list>
            <text:list-item>
              <text:p text:style-name="P8">screen is user defined word, no spaces and cannot already be reserved and no start with number</text:p>
            </text:list-item>
          </text:list>
        </text:list-item>
        <text:list-item>
          <text:p text:style-name="P8">inside parenthesis of class are the parameter</text:p>
          <text:list>
            <text:list-item>
              <text:p text:style-name="P8">Canvas (w,h,bgcolor,title, autorefresh) </text:p>
            </text:list-item>
          </text:list>
        </text:list-item>
        <text:list-item>
          <text:p text:style-name="P9">cannot omit parameters from left to right only right to left</text:p>
        </text:list-item>
        <text:list-item>
          <text:p text:style-name="P9">interpreter is meant only for testing one thing at a time</text:p>
          <text:list>
            <text:list-item>
              <text:p text:style-name="P9">open a new file to run and edit programs</text:p>
            </text:list-item>
          </text:list>
        </text:list-item>
        <text:list-item>
          <text:p text:style-name="P10">pg 94 in textbook is super useful for drawable project</text:p>
        </text:list-item>
        <text:list-item>
          <text:p text:style-name="P10">dont be in interpreter for actual programming</text:p>
        </text:list-item>
      </text:list>
      <text:p text:style-name="P3">1/19/16</text:p>
      <text:list xml:id="list3502898043870308249" text:style-name="L2">
        <text:list-item>
          <text:p text:style-name="P11">Coordinate axis</text:p>
          <text:list>
            <text:list-item>
              <text:p text:style-name="P11">x and y axis but origin is set at top left corner unlike most other coordinate system</text:p>
            </text:list-item>
            <text:list-item>
              <text:p text:style-name="P11">move left, make negative x value</text:p>
            </text:list-item>
          </text:list>
        </text:list-item>
        <text:list-item>
          <text:p text:style-name="P11">default <text:s/>x and y coordinates are 0,0</text:p>
        </text:list-item>
        <text:list-item>
          <text:p text:style-name="P11">can use objectname.move(x,y)</text:p>
        </text:list-item>
        <text:list-item>
          <text:p text:style-name="P11">default radius is set to be 10</text:p>
          <text:list>
            <text:list-item>
              <text:p text:style-name="P11">to change it would be objectname.setRadius(radius)</text:p>
            </text:list-item>
          </text:list>
        </text:list-item>
        <text:list-item>
          <text:p text:style-name="P11">in constructor of circle it will have Circle(int radius,Point(x,y))</text:p>
        </text:list-item>
        <text:list-item>
          <text:p text:style-name="P11">Polygon(point1,point2,point3,...)</text:p>
          <text:list>
            <text:list-item>
              <text:p text:style-name="P11">addPoint(point,index) index where to insert</text:p>
            </text:list-item>
            <text:list-item>
              <text:p text:style-name="P11"><text:soft-page-break/>last Point connected to the first</text:p>
            </text:list-item>
          </text:list>
        </text:list-item>
        <text:list-item>
          <text:p text:style-name="P11">Path(point1,point2,) draws lines</text:p>
        </text:list-item>
        <text:list-item>
          <text:p text:style-name="P11">help(colors) gives index of color to be used</text:p>
        </text:list-item>
        <text:list-item>
          <text:p text:style-name="P11">New colors: a tuple (red,green,blue) where each color can range between 0-255</text:p>
          <text:list>
            <text:list-item>
              <text:p text:style-name="P11">Bright blue (0,0,255)</text:p>
            </text:list-item>
          </text:list>
        </text:list-item>
        <text:list-item>
          <text:p text:style-name="P11">setDepth(int) method is used to add perspective to objects. Larger depths are depths are sent farther back than the smaller depths</text:p>
        </text:list-item>
      </text:list>
      <text:p text:style-name="P3"/>
      <text:p text:style-name="P3"/>
      <text:list xml:id="list105038356258482" text:continue-numbering="true" text:style-name="L2">
        <text:list-item>
          <text:p text:style-name="P12">from cs1graphics import*</text:p>
        </text:list-item>
        <text:list-item>
          <text:p text:style-name="P12">paper = Canvas(300, 200, 'skyBlue', 'My World')</text:p>
        </text:list-item>
        <text:list-item>
          <text:p text:style-name="P12">sun = Circle(30, Point(250,50))</text:p>
        </text:list-item>
        <text:list-item>
          <text:p text:style-name="P12">sun.setFillColor('yellow')</text:p>
        </text:list-item>
        <text:list-item>
          <text:p text:style-name="P12">paper.add(sun)</text:p>
        </text:list-item>
        <text:list-item>
          <text:p text:style-name="P12">facade = Square(60, Point(140,130))</text:p>
        </text:list-item>
        <text:list-item>
          <text:p text:style-name="P12">facade.setFillColor('white')</text:p>
        </text:list-item>
        <text:list-item>
          <text:p text:style-name="P12">paper.add(facade)</text:p>
        </text:list-item>
        <text:list-item>
          <text:p text:style-name="P12">chimney = Rectangle(15, 28, Point(155,85))</text:p>
        </text:list-item>
        <text:list-item>
          <text:p text:style-name="P12">chimney.setFillColor('red' )</text:p>
        </text:list-item>
        <text:list-item>
          <text:p text:style-name="P12">chimney.setBorderColor('red')</text:p>
        </text:list-item>
        <text:list-item>
          <text:p text:style-name="P12">paper.add(chimney)</text:p>
        </text:list-item>
        <text:list-item>
          <text:p text:style-name="P12">tree = Polygon(Point(50,80), Point(30,140), Point(70,140))</text:p>
        </text:list-item>
        <text:list-item>
          <text:p text:style-name="P12">tree.setFillColor('darkGreen')</text:p>
        </text:list-item>
        <text:list-item>
          <text:p text:style-name="P12">paper.add(tree)</text:p>
        </text:list-item>
        <text:list-item>
          <text:p text:style-name="P12">smoke = Path(Point(155,70), Point(150,65), Point(160,55), Point(155,50))</text:p>
        </text:list-item>
        <text:list-item>
          <text:p text:style-name="P12">paper.add(smoke)</text:p>
        </text:list-item>
        <text:list-item>
          <text:p text:style-name="P12">sunraySW = Path(Point(225,75), Point(210,90))</text:p>
        </text:list-item>
        <text:list-item>
          <text:p text:style-name="P12">sunraySW.setBorderColor('yellow')</text:p>
        </text:list-item>
        <text:list-item>
          <text:p text:style-name="P12">sunraySW.setBorderWidth(6)</text:p>
        </text:list-item>
        <text:list-item>
          <text:p text:style-name="P12">paper.add(sunraySW)</text:p>
        </text:list-item>
        <text:list-item>
          <text:p text:style-name="P12">sunraySE = Path(Point(275,75), Point(290,90))</text:p>
        </text:list-item>
        <text:list-item>
          <text:p text:style-name="P12">sunraySE.setBorderColor('yellow')</text:p>
        </text:list-item>
        <text:list-item>
          <text:p text:style-name="P12">sunraySE.setBorderWidth(6)</text:p>
        </text:list-item>
        <text:list-item>
          <text:p text:style-name="P12">paper.add(sunraySE)</text:p>
        </text:list-item>
        <text:list-item>
          <text:p text:style-name="P12">sunrayNE = Path(Point(275,25), Point(290,10))</text:p>
        </text:list-item>
        <text:list-item>
          <text:p text:style-name="P12">sunrayNE.setBorderColor('yellow')</text:p>
        </text:list-item>
        <text:list-item>
          <text:p text:style-name="P12">sunrayNE.setBorderWidth(6)</text:p>
        </text:list-item>
        <text:list-item>
          <text:p text:style-name="P12">paper.add(sunrayNE)</text:p>
        </text:list-item>
        <text:list-item>
          <text:p text:style-name="P12">sunrayNW = Path(Point(225,25), Point(210,10))</text:p>
        </text:list-item>
        <text:list-item>
          <text:p text:style-name="P12">sunrayNW.setBorderColor('yellow')</text:p>
        </text:list-item>
        <text:list-item>
          <text:p text:style-name="P12">sunrayNW.setBorderWidth(6)</text:p>
        </text:list-item>
        <text:list-item>
          <text:p text:style-name="P12">paper.add(sunrayNW)</text:p>
        </text:list-item>
        <text:list-item>
          <text:p text:style-name="P12">grass = Rectangle(300, 80, Point(150,160))</text:p>
        </text:list-item>
        <text:list-item>
          <text:p text:style-name="P12">grass.setFillColor('green')</text:p>
        </text:list-item>
        <text:list-item>
          <text:p text:style-name="P12">grass.setBorderColor('green')</text:p>
        </text:list-item>
        <text:list-item>
          <text:p text:style-name="P12">grass.setDepth(75)</text:p>
        </text:list-item>
        <text:list-item>
          <text:p text:style-name="P12"><text:s/># must be behind house and tree</text:p>
        </text:list-item>
        <text:list-item>
          <text:p text:style-name="P12">paper.add(grass)</text:p>
        </text:list-item>
        <text:list-item>
          <text:p text:style-name="P12"><text:soft-page-break/>window = Rectangle(15, 20, Point(130,120))</text:p>
        </text:list-item>
        <text:list-item>
          <text:p text:style-name="P12">paper.add(window)</text:p>
        </text:list-item>
        <text:list-item>
          <text:p text:style-name="P12">window.setFillColor('black')</text:p>
        </text:list-item>
        <text:list-item>
          <text:p text:style-name="P12">window.setBorderColor('red')</text:p>
        </text:list-item>
        <text:list-item>
          <text:p text:style-name="P12">window.setBorderWidth(2)</text:p>
        </text:list-item>
        <text:list-item>
          <text:p text:style-name="P12">window.setDepth(30)</text:p>
        </text:list-item>
        <text:list-item>
          <text:p text:style-name="P12">roof = Polygon(Point(105, 105), Point(175, 105), Point(170,85), Point(110,85))</text:p>
        </text:list-item>
        <text:list-item>
          <text:p text:style-name="P12">roof.setFillColor('darkgray')</text:p>
        </text:list-item>
        <text:list-item>
          <text:p text:style-name="P12">roof.setDepth(30)</text:p>
        </text:list-item>
        <text:list-item>
          <text:p text:style-name="P12"><text:s/># in front of facade</text:p>
        </text:list-item>
        <text:list-item>
          <text:p text:style-name="P12">chimney.setDepth(20)</text:p>
        </text:list-item>
        <text:list-item>
          <text:p text:style-name="P12"><text:s/># in front of roof</text:p>
        </text:list-item>
        <text:list-item>
          <text:p text:style-name="P12">paper.add(roof)</text:p>
        </text:list-item>
      </text:list>
      <text:p text:style-name="P13"/>
      <text:p text:style-name="P14">1/20/16</text:p>
      <text:list xml:id="list3496400496083947497" text:style-name="L3">
        <text:list-item>
          <text:p text:style-name="P15">Cloning and Moving clones</text:p>
          <text:list>
            <text:list-item>
              <text:p text:style-name="P15">Cloning keeps same size color and <text:span text:style-name="T2">characteristics</text:span></text:p>
            </text:list-item>
            <text:list-item>
              <text:p text:style-name="P15">Scaling can change size of clones and other ones</text:p>
            </text:list-item>
          </text:list>
        </text:list-item>
        <text:list-item>
          <text:p text:style-name="P15">clone()- <text:s/>clones object that can be modified</text:p>
        </text:list-item>
        <text:list-item>
          <text:p text:style-name="P15">scale(factor)-changes size by factor</text:p>
        </text:list-item>
        <text:list-item>
          <text:p text:style-name="P15">Add this to previous line of code</text:p>
          <text:list>
            <text:list-item>
              <text:p text:style-name="P15">otherTree=tree.clone</text:p>
            </text:list-item>
            <text:list-item>
              <text:p text:style-name="P15">otherTree.move(170,30) <text:s text:c="2"/>-move method is displacement from original placement</text:p>
            </text:list-item>
            <text:list-item>
              <text:p text:style-name="P15">otherTree.scale(1.2) <text:s text:c="9"/>-this is 120% larger</text:p>
            </text:list-item>
            <text:list-item>
              <text:p text:style-name="P15">paper.add(otherTree)</text:p>
            </text:list-item>
          </text:list>
        </text:list-item>
        <text:list-item>
          <text:p text:style-name="P15">Animation</text:p>
          <text:list>
            <text:list-item>
              <text:p text:style-name="P16">wait() halts the animations/program until the canvas is clicked on/ or an event happens on the screen</text:p>
            </text:list-item>
            <text:list-item>
              <text:p text:style-name="P16">put last two statements of:</text:p>
              <text:list>
                <text:list-item>
                  <text:p text:style-name="P16">can.wait()</text:p>
                </text:list-item>
                <text:list-item>
                  <text:p text:style-name="P16">can.close()</text:p>
                </text:list-item>
              </text:list>
            </text:list-item>
          </text:list>
        </text:list-item>
        <text:list-item>
          <text:p text:style-name="P16">Layers</text:p>
          <text:list>
            <text:list-item>
              <text:p text:style-name="P16">Layer() serves as smaller canvas,objects can be added to a layer</text:p>
            </text:list-item>
            <text:list-item>
              <text:p text:style-name="P16">it is like a compound drawable object</text:p>
            </text:list-item>
            <text:list-item>
              <text:p text:style-name="P16">it can be moved, resized, rotated and can be modified like other object</text:p>
            </text:list-item>
          </text:list>
        </text:list-item>
        <text:list-item>
          <text:p text:style-name="P16">Layers</text:p>
          <text:list>
            <text:list-item>
              <text:p text:style-name="P16">add car to house scene</text:p>
            </text:list-item>
            <text:list-item>
              <text:p text:style-name="P16">car=Layer()</text:p>
            </text:list-item>
            <text:list-item>
              <text:p text:style-name="P16">tire1=Circle(10,Point(-20,-10))</text:p>
            </text:list-item>
            <text:list-item>
              <text:p text:style-name="P16">tire1.setFillColor('black')</text:p>
            </text:list-item>
            <text:list-item>
              <text:p text:style-name="P16">car.add(tire1)</text:p>
            </text:list-item>
            <text:list-item>
              <text:p text:style-name="P16">tire2=Circle(10,Point(20,-10))</text:p>
            </text:list-item>
            <text:list-item>
              <text:p text:style-name="P16">tire2.setFillColor('black')</text:p>
            </text:list-item>
            <text:list-item>
              <text:p text:style-name="P16">car.add(tire2)</text:p>
            </text:list-item>
            <text:list-item>
              <text:p text:style-name="P16">body=rectangle(70,30,Point(0,-25))</text:p>
            </text:list-item>
            <text:list-item>
              <text:p text:style-name="P16">body.setFillColor('Blue')</text:p>
            </text:list-item>
            <text:list-item>
              <text:p text:style-name="P16">body.setDepth(60)</text:p>
            </text:list-item>
            <text:list-item>
              <text:p text:style-name="P16">car.add(body)</text:p>
            </text:list-item>
            <text:list-item>
              <text:p text:style-name="P17"><text:soft-page-break/>paper.add(car)</text:p>
            </text:list-item>
            <text:list-item>
              <text:p text:style-name="P17">Layer points are relative to center point of the layer unlike the Canvas</text:p>
            </text:list-item>
          </text:list>
        </text:list-item>
        <text:list-item>
          <text:p text:style-name="P17">use sleep() as a waiting method so that the object waits a certain amount of time until performing the action</text:p>
        </text:list-item>
        <text:list-item>
          <text:p text:style-name="P18">Widgets-items on the GUI</text:p>
          <text:list>
            <text:list-item>
              <text:p text:style-name="P18">they are:</text:p>
              <text:list>
                <text:list-item>
                  <text:p text:style-name="P18">TextBox-input for text</text:p>
                </text:list-item>
                <text:list-item>
                  <text:p text:style-name="P18">Button-text and clicklable area</text:p>
                </text:list-item>
                <text:list-item>
                  <text:p text:style-name="P18">Text-allow text to be displayed</text:p>
                </text:list-item>
              </text:list>
            </text:list-item>
          </text:list>
        </text:list-item>
        <text:list-item>
          <text:p text:style-name="P18">Widget code</text:p>
          <text:list>
            <text:list-item>
              <text:p text:style-name="P18">paper=Canvas()</text:p>
            </text:list-item>
            <text:list-item>
              <text:p text:style-name="P18">nameInput=TextBox(150,30,Point(100,10))</text:p>
            </text:list-item>
            <text:list-item>
              <text:p text:style-name="P18">paper.add(nameInput)</text:p>
            </text:list-item>
            <text:list-item>
              <text:p text:style-name="P18">submit=Button('Enter Name',Point(100,80))</text:p>
            </text:list-item>
            <text:list-item>
              <text:p text:style-name="P18">paper.add(submit)</text:p>
            </text:list-item>
            <text:list-item>
              <text:p text:style-name="P18">submit.wait()</text:p>
              <text:list>
                <text:list-item>
                  <text:p text:style-name="P18">welcome=Text('Hello,'+nameInput.getMessage()) <text:s text:c="6"/>-The '+' is an implement command or an 'and' piece</text:p>
                </text:list-item>
              </text:list>
            </text:list-item>
            <text:list-item>
              <text:p text:style-name="P18">welcome.move(100,150)</text:p>
            </text:list-item>
            <text:list-item>
              <text:p text:style-name="P18">paper.add(welcome)</text:p>
            </text:list-item>
          </text:list>
        </text:list-item>
        <text:list-item>
          <text:p text:style-name="P18">Rotating and Scaling</text:p>
          <text:list>
            <text:list-item>
              <text:p text:style-name="P18">rotate(degrees) – rotation is around center point</text:p>
            </text:list-item>
            <text:list-item>
              <text:p text:style-name="P18">adjustReference(x,y) <text:s/>- changes point of rotation by amounts of x and y</text:p>
              <text:list>
                <text:list-item>
                  <text:p text:style-name="P18">can also be used to change point of scaling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Fallback" svg:font-family="'Droid Sans Fallback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fo:font-size="1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Droid Sans Fallback" fo:font-family="'Droid Sans Fallback'" style:font-family-generic="roman" fo:font-size="14pt" fo:font-style="normal" fo:text-shadow="none" style:text-underline-style="none" fo:font-weight="bold" style:font-size-asian="14pt" style:font-style-asian="normal" style:font-weight-asian="bold" style:text-emphasize="none"/>
    </style:style>
    <style:style style:name="Default_7e_LT_7e_Gliederung_20_1" style:display-name="Default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Droid Sans Fallback" fo:font-family="'Droid Sans Fallback'" style:font-family-generic="roman" fo:font-size="1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line-through-style="none" style:text-line-through-type="none" style:font-name="Droid Sans Fallback" fo:font-family="'Droid Sans Fallback'" style:font-family-generic="roman" fo:font-size="1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8_7e_LT_7e_Gliederung_20_1" style:display-name="Title8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8_7e_LT_7e_Gliederung_20_2" style:display-name="Title8~LT~Gliederung 2" style:family="paragraph" style:parent-style-name="Title8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8_7e_LT_7e_Gliederung_20_3" style:display-name="Title8~LT~Gliederung 3" style:family="paragraph" style:parent-style-name="Title8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8_7e_LT_7e_Gliederung_20_4" style:display-name="Title8~LT~Gliederung 4" style:family="paragraph" style:parent-style-name="Title8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5" style:display-name="Title8~LT~Gliederung 5" style:family="paragraph" style:parent-style-name="Title8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6" style:display-name="Title8~LT~Gliederung 6" style:family="paragraph" style:parent-style-name="Title8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7" style:display-name="Title8~LT~Gliederung 7" style:family="paragraph" style:parent-style-name="Title8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8" style:display-name="Title8~LT~Gliederung 8" style:family="paragraph" style:parent-style-name="Title8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Gliederung_20_9" style:display-name="Title8~LT~Gliederung 9" style:family="paragraph" style:parent-style-name="Title8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8_7e_LT_7e_Titel" style:display-name="Title8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8_7e_LT_7e_Untertitel" style:display-name="Title8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8_7e_LT_7e_Notizen" style:display-name="Title8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8_7e_LT_7e_Hintergrundobjekte" style:display-name="Title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8_7e_LT_7e_Hintergrund" style:display-name="Title8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9_7e_LT_7e_Gliederung_20_1" style:display-name="Title9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9_7e_LT_7e_Gliederung_20_2" style:display-name="Title9~LT~Gliederung 2" style:family="paragraph" style:parent-style-name="Title9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9_7e_LT_7e_Gliederung_20_3" style:display-name="Title9~LT~Gliederung 3" style:family="paragraph" style:parent-style-name="Title9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9_7e_LT_7e_Gliederung_20_4" style:display-name="Title9~LT~Gliederung 4" style:family="paragraph" style:parent-style-name="Title9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5" style:display-name="Title9~LT~Gliederung 5" style:family="paragraph" style:parent-style-name="Title9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6" style:display-name="Title9~LT~Gliederung 6" style:family="paragraph" style:parent-style-name="Title9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7" style:display-name="Title9~LT~Gliederung 7" style:family="paragraph" style:parent-style-name="Title9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8" style:display-name="Title9~LT~Gliederung 8" style:family="paragraph" style:parent-style-name="Title9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Gliederung_20_9" style:display-name="Title9~LT~Gliederung 9" style:family="paragraph" style:parent-style-name="Title9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9_7e_LT_7e_Titel" style:display-name="Title9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9_7e_LT_7e_Untertitel" style:display-name="Title9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9_7e_LT_7e_Notizen" style:display-name="Title9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9_7e_LT_7e_Hintergrundobjekte" style:display-name="Title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9_7e_LT_7e_Hintergrund" style:display-name="Title9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0_7e_LT_7e_Gliederung_20_1" style:display-name="Title10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0_7e_LT_7e_Gliederung_20_2" style:display-name="Title10~LT~Gliederung 2" style:family="paragraph" style:parent-style-name="Title10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0_7e_LT_7e_Gliederung_20_3" style:display-name="Title10~LT~Gliederung 3" style:family="paragraph" style:parent-style-name="Title10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0_7e_LT_7e_Gliederung_20_4" style:display-name="Title10~LT~Gliederung 4" style:family="paragraph" style:parent-style-name="Title10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0_7e_LT_7e_Gliederung_20_5" style:display-name="Title10~LT~Gliederung 5" style:family="paragraph" style:parent-style-name="Title10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0_7e_LT_7e_Gliederung_20_6" style:display-name="Title10~LT~Gliederung 6" style:family="paragraph" style:parent-style-name="Title10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0_7e_LT_7e_Gliederung_20_7" style:display-name="Title10~LT~Gliederung 7" style:family="paragraph" style:parent-style-name="Title10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0_7e_LT_7e_Gliederung_20_8" style:display-name="Title10~LT~Gliederung 8" style:family="paragraph" style:parent-style-name="Title10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0_7e_LT_7e_Gliederung_20_9" style:display-name="Title10~LT~Gliederung 9" style:family="paragraph" style:parent-style-name="Title10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0_7e_LT_7e_Titel" style:display-name="Title10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0_7e_LT_7e_Untertitel" style:display-name="Title10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0_7e_LT_7e_Notizen" style:display-name="Title10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0_7e_LT_7e_Hintergrundobjekte" style:display-name="Title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0_7e_LT_7e_Hintergrund" style:display-name="Title10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1_7e_LT_7e_Gliederung_20_1" style:display-name="Title11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1_7e_LT_7e_Gliederung_20_2" style:display-name="Title11~LT~Gliederung 2" style:family="paragraph" style:parent-style-name="Title11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1_7e_LT_7e_Gliederung_20_3" style:display-name="Title11~LT~Gliederung 3" style:family="paragraph" style:parent-style-name="Title11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1_7e_LT_7e_Gliederung_20_4" style:display-name="Title11~LT~Gliederung 4" style:family="paragraph" style:parent-style-name="Title11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1_7e_LT_7e_Gliederung_20_5" style:display-name="Title11~LT~Gliederung 5" style:family="paragraph" style:parent-style-name="Title11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1_7e_LT_7e_Gliederung_20_6" style:display-name="Title11~LT~Gliederung 6" style:family="paragraph" style:parent-style-name="Title11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1_7e_LT_7e_Gliederung_20_7" style:display-name="Title11~LT~Gliederung 7" style:family="paragraph" style:parent-style-name="Title11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1_7e_LT_7e_Gliederung_20_8" style:display-name="Title11~LT~Gliederung 8" style:family="paragraph" style:parent-style-name="Title11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1_7e_LT_7e_Gliederung_20_9" style:display-name="Title11~LT~Gliederung 9" style:family="paragraph" style:parent-style-name="Title11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1_7e_LT_7e_Titel" style:display-name="Title11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1_7e_LT_7e_Untertitel" style:display-name="Title11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1_7e_LT_7e_Notizen" style:display-name="Title11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1_7e_LT_7e_Hintergrundobjekte" style:display-name="Title1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1_7e_LT_7e_Hintergrund" style:display-name="Title1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2_7e_LT_7e_Gliederung_20_1" style:display-name="Title12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2_7e_LT_7e_Gliederung_20_2" style:display-name="Title12~LT~Gliederung 2" style:family="paragraph" style:parent-style-name="Title12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2_7e_LT_7e_Gliederung_20_3" style:display-name="Title12~LT~Gliederung 3" style:family="paragraph" style:parent-style-name="Title12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2_7e_LT_7e_Gliederung_20_4" style:display-name="Title12~LT~Gliederung 4" style:family="paragraph" style:parent-style-name="Title12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2_7e_LT_7e_Gliederung_20_5" style:display-name="Title12~LT~Gliederung 5" style:family="paragraph" style:parent-style-name="Title12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2_7e_LT_7e_Gliederung_20_6" style:display-name="Title12~LT~Gliederung 6" style:family="paragraph" style:parent-style-name="Title12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2_7e_LT_7e_Gliederung_20_7" style:display-name="Title12~LT~Gliederung 7" style:family="paragraph" style:parent-style-name="Title12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2_7e_LT_7e_Gliederung_20_8" style:display-name="Title12~LT~Gliederung 8" style:family="paragraph" style:parent-style-name="Title12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2_7e_LT_7e_Gliederung_20_9" style:display-name="Title12~LT~Gliederung 9" style:family="paragraph" style:parent-style-name="Title12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2_7e_LT_7e_Titel" style:display-name="Title12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2_7e_LT_7e_Untertitel" style:display-name="Title12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2_7e_LT_7e_Notizen" style:display-name="Title12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2_7e_LT_7e_Hintergrundobjekte" style:display-name="Title1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2_7e_LT_7e_Hintergrund" style:display-name="Title1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3_7e_LT_7e_Gliederung_20_1" style:display-name="Title13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3_7e_LT_7e_Gliederung_20_2" style:display-name="Title13~LT~Gliederung 2" style:family="paragraph" style:parent-style-name="Title13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3_7e_LT_7e_Gliederung_20_3" style:display-name="Title13~LT~Gliederung 3" style:family="paragraph" style:parent-style-name="Title13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3_7e_LT_7e_Gliederung_20_4" style:display-name="Title13~LT~Gliederung 4" style:family="paragraph" style:parent-style-name="Title13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3_7e_LT_7e_Gliederung_20_5" style:display-name="Title13~LT~Gliederung 5" style:family="paragraph" style:parent-style-name="Title13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3_7e_LT_7e_Gliederung_20_6" style:display-name="Title13~LT~Gliederung 6" style:family="paragraph" style:parent-style-name="Title13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3_7e_LT_7e_Gliederung_20_7" style:display-name="Title13~LT~Gliederung 7" style:family="paragraph" style:parent-style-name="Title13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3_7e_LT_7e_Gliederung_20_8" style:display-name="Title13~LT~Gliederung 8" style:family="paragraph" style:parent-style-name="Title13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3_7e_LT_7e_Gliederung_20_9" style:display-name="Title13~LT~Gliederung 9" style:family="paragraph" style:parent-style-name="Title13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3_7e_LT_7e_Titel" style:display-name="Title13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3_7e_LT_7e_Untertitel" style:display-name="Title13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3_7e_LT_7e_Notizen" style:display-name="Title13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3_7e_LT_7e_Hintergrundobjekte" style:display-name="Title1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3_7e_LT_7e_Hintergrund" style:display-name="Title1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4_7e_LT_7e_Gliederung_20_1" style:display-name="Title14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4_7e_LT_7e_Gliederung_20_2" style:display-name="Title14~LT~Gliederung 2" style:family="paragraph" style:parent-style-name="Title14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4_7e_LT_7e_Gliederung_20_3" style:display-name="Title14~LT~Gliederung 3" style:family="paragraph" style:parent-style-name="Title14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4_7e_LT_7e_Gliederung_20_4" style:display-name="Title14~LT~Gliederung 4" style:family="paragraph" style:parent-style-name="Title14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4_7e_LT_7e_Gliederung_20_5" style:display-name="Title14~LT~Gliederung 5" style:family="paragraph" style:parent-style-name="Title14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4_7e_LT_7e_Gliederung_20_6" style:display-name="Title14~LT~Gliederung 6" style:family="paragraph" style:parent-style-name="Title14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4_7e_LT_7e_Gliederung_20_7" style:display-name="Title14~LT~Gliederung 7" style:family="paragraph" style:parent-style-name="Title14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4_7e_LT_7e_Gliederung_20_8" style:display-name="Title14~LT~Gliederung 8" style:family="paragraph" style:parent-style-name="Title14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4_7e_LT_7e_Gliederung_20_9" style:display-name="Title14~LT~Gliederung 9" style:family="paragraph" style:parent-style-name="Title14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4_7e_LT_7e_Titel" style:display-name="Title14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4_7e_LT_7e_Untertitel" style:display-name="Title14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4_7e_LT_7e_Notizen" style:display-name="Title14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4_7e_LT_7e_Hintergrundobjekte" style:display-name="Title1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4_7e_LT_7e_Hintergrund" style:display-name="Title14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5_7e_LT_7e_Gliederung_20_1" style:display-name="Title15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5_7e_LT_7e_Gliederung_20_2" style:display-name="Title15~LT~Gliederung 2" style:family="paragraph" style:parent-style-name="Title15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5_7e_LT_7e_Gliederung_20_3" style:display-name="Title15~LT~Gliederung 3" style:family="paragraph" style:parent-style-name="Title15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5_7e_LT_7e_Gliederung_20_4" style:display-name="Title15~LT~Gliederung 4" style:family="paragraph" style:parent-style-name="Title15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5_7e_LT_7e_Gliederung_20_5" style:display-name="Title15~LT~Gliederung 5" style:family="paragraph" style:parent-style-name="Title15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5_7e_LT_7e_Gliederung_20_6" style:display-name="Title15~LT~Gliederung 6" style:family="paragraph" style:parent-style-name="Title15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5_7e_LT_7e_Gliederung_20_7" style:display-name="Title15~LT~Gliederung 7" style:family="paragraph" style:parent-style-name="Title15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5_7e_LT_7e_Gliederung_20_8" style:display-name="Title15~LT~Gliederung 8" style:family="paragraph" style:parent-style-name="Title15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5_7e_LT_7e_Gliederung_20_9" style:display-name="Title15~LT~Gliederung 9" style:family="paragraph" style:parent-style-name="Title15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5_7e_LT_7e_Titel" style:display-name="Title15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5_7e_LT_7e_Untertitel" style:display-name="Title15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5_7e_LT_7e_Notizen" style:display-name="Title15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5_7e_LT_7e_Hintergrundobjekte" style:display-name="Title1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5_7e_LT_7e_Hintergrund" style:display-name="Title15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6_7e_LT_7e_Gliederung_20_1" style:display-name="Title16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6_7e_LT_7e_Gliederung_20_2" style:display-name="Title16~LT~Gliederung 2" style:family="paragraph" style:parent-style-name="Title16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6_7e_LT_7e_Gliederung_20_3" style:display-name="Title16~LT~Gliederung 3" style:family="paragraph" style:parent-style-name="Title16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6_7e_LT_7e_Gliederung_20_4" style:display-name="Title16~LT~Gliederung 4" style:family="paragraph" style:parent-style-name="Title16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6_7e_LT_7e_Gliederung_20_5" style:display-name="Title16~LT~Gliederung 5" style:family="paragraph" style:parent-style-name="Title16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6_7e_LT_7e_Gliederung_20_6" style:display-name="Title16~LT~Gliederung 6" style:family="paragraph" style:parent-style-name="Title16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6_7e_LT_7e_Gliederung_20_7" style:display-name="Title16~LT~Gliederung 7" style:family="paragraph" style:parent-style-name="Title16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6_7e_LT_7e_Gliederung_20_8" style:display-name="Title16~LT~Gliederung 8" style:family="paragraph" style:parent-style-name="Title16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6_7e_LT_7e_Gliederung_20_9" style:display-name="Title16~LT~Gliederung 9" style:family="paragraph" style:parent-style-name="Title16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6_7e_LT_7e_Titel" style:display-name="Title16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6_7e_LT_7e_Untertitel" style:display-name="Title16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6_7e_LT_7e_Notizen" style:display-name="Title16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6_7e_LT_7e_Hintergrundobjekte" style:display-name="Title1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6_7e_LT_7e_Hintergrund" style:display-name="Title16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7_7e_LT_7e_Gliederung_20_1" style:display-name="Title17~LT~Gliederung 1" style:family="paragraph" style:default-outline-level="">
      <style:paragraph-properties fo:margin-left="0.3752in" fo:margin-right="0in" fo:margin-top="0.111in" fo:margin-bottom="0in" style:contextual-spacing="false" fo:text-align="start" style:justify-single-word="false" fo:orphans="2" fo:widows="2" fo:text-indent="-0.3752in" style:auto-text-indent="fals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7_7e_LT_7e_Gliederung_20_2" style:display-name="Title17~LT~Gliederung 2" style:family="paragraph" style:parent-style-name="Title17_7e_LT_7e_Gliederung_20_1" style:default-outline-level="">
      <style:paragraph-properties fo:margin-left="0.8126in" fo:margin-right="0in" fo:margin-top="0.0965in" fo:margin-bottom="0in" style:contextual-spacing="false" fo:text-align="start" style:justify-single-word="false" fo:text-indent="-0.3126in" style:auto-text-indent="false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7_7e_LT_7e_Gliederung_20_3" style:display-name="Title17~LT~Gliederung 3" style:family="paragraph" style:parent-style-name="Title17_7e_LT_7e_Gliederung_20_2" style:default-outline-level="">
      <style:paragraph-properties fo:margin-left="1.25in" fo:margin-right="0in" fo:margin-top="0.0835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7_7e_LT_7e_Gliederung_20_4" style:display-name="Title17~LT~Gliederung 4" style:family="paragraph" style:parent-style-name="Title17_7e_LT_7e_Gliederung_20_3" style:default-outline-level="">
      <style:paragraph-properties fo:margin-left="1.7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7_7e_LT_7e_Gliederung_20_5" style:display-name="Title17~LT~Gliederung 5" style:family="paragraph" style:parent-style-name="Title17_7e_LT_7e_Gliederung_20_4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7_7e_LT_7e_Gliederung_20_6" style:display-name="Title17~LT~Gliederung 6" style:family="paragraph" style:parent-style-name="Title17_7e_LT_7e_Gliederung_20_5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7_7e_LT_7e_Gliederung_20_7" style:display-name="Title17~LT~Gliederung 7" style:family="paragraph" style:parent-style-name="Title17_7e_LT_7e_Gliederung_20_6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7_7e_LT_7e_Gliederung_20_8" style:display-name="Title17~LT~Gliederung 8" style:family="paragraph" style:parent-style-name="Title17_7e_LT_7e_Gliederung_20_7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7_7e_LT_7e_Gliederung_20_9" style:display-name="Title17~LT~Gliederung 9" style:family="paragraph" style:parent-style-name="Title17_7e_LT_7e_Gliederung_20_8" style:default-outline-level="">
      <style:paragraph-properties fo:margin-left="2.25in" fo:margin-right="0in" fo:margin-top="0.0693in" fo:margin-bottom="0in" style:contextual-spacing="false" fo:text-align="start" style:justify-single-word="false" fo:text-indent="-0.25in" style:auto-text-indent="false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7_7e_LT_7e_Titel" style:display-name="Title17~LT~Titel" style:family="paragraph" style:default-outline-level="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7_7e_LT_7e_Untertitel" style:display-name="Title17~LT~Untertitel" style:family="paragraph" style:default-outline-level="">
      <style:paragraph-properties fo:margin-left="0in" fo:margin-right="0in" fo:margin-top="0.111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Droid Sans Fallback" fo:font-family="'Droid Sans Fallback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7_7e_LT_7e_Notizen" style:display-name="Title17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7_7e_LT_7e_Hintergrundobjekte" style:display-name="Title1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7_7e_LT_7e_Hintergrund" style:display-name="Title17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0:21:52.900555151</meta:creation-date>
    <dc:date>2016-01-20T10:50:36.355575739</dc:date>
    <meta:editing-duration>PT43M3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4" meta:paragraph-count="161" meta:word-count="848" meta:character-count="5679" meta:non-whitespace-character-count="5120"/>
  </office:meta>
</office:document-meta>
</file>